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27759" officeooo:paragraph-rsid="0034ba24"/>
    </style:style>
    <style:style style:name="P2" style:family="paragraph" style:parent-style-name="Text_20_body">
      <style:text-properties officeooo:rsid="00254b89" officeooo:paragraph-rsid="00254b89"/>
    </style:style>
    <style:style style:name="P3" style:family="paragraph" style:parent-style-name="Text_20_body">
      <style:text-properties officeooo:rsid="0029e79d" officeooo:paragraph-rsid="0029e79d"/>
    </style:style>
    <style:style style:name="P4" style:family="paragraph" style:parent-style-name="Text_20_body">
      <style:text-properties officeooo:rsid="003cd230" officeooo:paragraph-rsid="003cd230"/>
    </style:style>
    <style:style style:name="P5" style:family="paragraph" style:parent-style-name="Text_20_body">
      <style:text-properties fo:font-weight="bold" officeooo:rsid="003cd230" officeooo:paragraph-rsid="003cd230" style:font-weight-asian="bold" style:font-weight-complex="bold"/>
    </style:style>
    <style:style style:name="P6" style:family="paragraph" style:parent-style-name="Text_20_body">
      <style:text-properties fo:font-weight="bold" officeooo:rsid="003e9b40" officeooo:paragraph-rsid="003e9b40" style:font-weight-asian="bold" style:font-weight-complex="bold"/>
    </style:style>
    <style:style style:name="P7" style:family="paragraph" style:parent-style-name="Text_20_body" style:list-style-name="L1">
      <style:paragraph-properties fo:margin-top="0in" fo:margin-bottom="0in" loext:contextual-spacing="false"/>
      <style:text-properties officeooo:rsid="0015d9cd" officeooo:paragraph-rsid="0034c77f"/>
    </style:style>
    <style:style style:name="P8" style:family="paragraph" style:parent-style-name="Text_20_body" style:list-style-name="L1">
      <style:paragraph-properties fo:margin-top="0in" fo:margin-bottom="0in" loext:contextual-spacing="false"/>
      <style:text-properties officeooo:rsid="0015d9cd" officeooo:paragraph-rsid="0042ff6c"/>
    </style:style>
    <style:style style:name="P9" style:family="paragraph" style:parent-style-name="Text_20_body" style:list-style-name="L1">
      <style:paragraph-properties fo:margin-top="0in" fo:margin-bottom="0in" loext:contextual-spacing="false"/>
      <style:text-properties officeooo:rsid="001793f1" officeooo:paragraph-rsid="0034c77f"/>
    </style:style>
    <style:style style:name="P10" style:family="paragraph" style:parent-style-name="Text_20_body" style:list-style-name="L1">
      <style:paragraph-properties fo:margin-top="0in" fo:margin-bottom="0in" loext:contextual-spacing="false"/>
      <style:text-properties officeooo:rsid="001793f1" officeooo:paragraph-rsid="0037e178"/>
    </style:style>
    <style:style style:name="P11" style:family="paragraph" style:parent-style-name="Text_20_body" style:list-style-name="L1">
      <style:paragraph-properties fo:margin-top="0in" fo:margin-bottom="0in" loext:contextual-spacing="false"/>
      <style:text-properties officeooo:rsid="0021156c" officeooo:paragraph-rsid="0021156c"/>
    </style:style>
    <style:style style:name="P12" style:family="paragraph" style:parent-style-name="Text_20_body" style:list-style-name="L1">
      <style:paragraph-properties fo:margin-top="0in" fo:margin-bottom="0in" loext:contextual-spacing="false"/>
      <style:text-properties officeooo:rsid="00197f51" officeooo:paragraph-rsid="00254b89"/>
    </style:style>
    <style:style style:name="P13" style:family="paragraph" style:parent-style-name="Text_20_body">
      <style:paragraph-properties fo:margin-top="0in" fo:margin-bottom="0in" loext:contextual-spacing="false"/>
      <style:text-properties officeooo:rsid="00197f51" officeooo:paragraph-rsid="0021156c"/>
    </style:style>
    <style:style style:name="P14" style:family="paragraph" style:parent-style-name="Text_20_body">
      <style:paragraph-properties fo:margin-top="0in" fo:margin-bottom="0in" loext:contextual-spacing="false"/>
      <style:text-properties officeooo:rsid="001cf138" officeooo:paragraph-rsid="001dd6f5" fo:background-color="transparent"/>
    </style:style>
    <style:style style:name="P15" style:family="paragraph" style:parent-style-name="Text_20_body" style:list-style-name="L1">
      <style:paragraph-properties fo:margin-top="0in" fo:margin-bottom="0in" loext:contextual-spacing="false"/>
      <style:text-properties officeooo:paragraph-rsid="0037e178"/>
    </style:style>
    <style:style style:name="P16" style:family="paragraph" style:parent-style-name="Text_20_body" style:list-style-name="L1">
      <style:paragraph-properties fo:margin-top="0in" fo:margin-bottom="0in" loext:contextual-spacing="false"/>
      <style:text-properties officeooo:rsid="00228a70" officeooo:paragraph-rsid="00228a70"/>
    </style:style>
    <style:style style:name="P17"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rsid="001f943a" officeooo:paragraph-rsid="001f943a"/>
    </style:style>
    <style:style style:name="P18"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rsid="0021156c" officeooo:paragraph-rsid="0021156c"/>
    </style:style>
    <style:style style:name="P19"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rsid="0021156c" officeooo:paragraph-rsid="00254b89"/>
    </style:style>
    <style:style style:name="P20" style:family="paragraph" style:parent-style-name="Text_20_body">
      <style:paragraph-properties fo:margin-top="0in" fo:margin-bottom="0in" loext:contextual-spacing="false"/>
      <style:text-properties officeooo:rsid="0029e79d" officeooo:paragraph-rsid="0029e79d"/>
    </style:style>
    <style:style style:name="P21" style:family="paragraph" style:parent-style-name="Text_20_body" style:list-style-name="L1">
      <style:paragraph-properties fo:margin-top="0in" fo:margin-bottom="0in" loext:contextual-spacing="false"/>
      <style:text-properties officeooo:rsid="002d3cc5" officeooo:paragraph-rsid="002d3cc5"/>
    </style:style>
    <style:style style:name="P22" style:family="paragraph" style:parent-style-name="Text_20_body" style:list-style-name="L1">
      <style:paragraph-properties fo:margin-top="0in" fo:margin-bottom="0in" loext:contextual-spacing="false"/>
      <style:text-properties officeooo:rsid="002d3cc5" officeooo:paragraph-rsid="0034c77f"/>
    </style:style>
    <style:style style:name="P23" style:family="paragraph" style:parent-style-name="Text_20_body" style:list-style-name="L1">
      <style:paragraph-properties fo:margin-top="0in" fo:margin-bottom="0in" loext:contextual-spacing="false"/>
      <style:text-properties officeooo:rsid="0037e178" officeooo:paragraph-rsid="0037e178"/>
    </style:style>
    <style:style style:name="P24" style:family="paragraph" style:parent-style-name="Text_20_body">
      <style:paragraph-properties fo:margin-top="0in" fo:margin-bottom="0in" loext:contextual-spacing="false"/>
      <style:text-properties officeooo:paragraph-rsid="003aeb73"/>
    </style:style>
    <style:style style:name="P25" style:family="paragraph" style:parent-style-name="Text_20_body" style:list-style-name="L3">
      <style:paragraph-properties fo:margin-top="0in" fo:margin-bottom="0in" loext:contextual-spacing="false"/>
      <style:text-properties officeooo:rsid="003aeb73" officeooo:paragraph-rsid="003aeb73"/>
    </style:style>
    <style:style style:name="P26" style:family="paragraph" style:parent-style-name="Text_20_body" style:list-style-name="L3">
      <style:paragraph-properties fo:margin-top="0in" fo:margin-bottom="0in" loext:contextual-spacing="false"/>
      <style:text-properties officeooo:rsid="003aeb73" officeooo:paragraph-rsid="003e9b40"/>
    </style:style>
    <style:style style:name="P27" style:family="paragraph" style:parent-style-name="Text_20_body" style:list-style-name="L3">
      <style:paragraph-properties fo:margin-top="0in" fo:margin-bottom="0in" loext:contextual-spacing="false"/>
      <style:text-properties officeooo:paragraph-rsid="003aeb73"/>
    </style:style>
    <style:style style:name="P28" style:family="paragraph" style:parent-style-name="Text_20_body" style:list-style-name="L3">
      <style:paragraph-properties fo:margin-top="0in" fo:margin-bottom="0in" loext:contextual-spacing="false"/>
      <style:text-properties officeooo:paragraph-rsid="003e9b40"/>
    </style:style>
    <style:style style:name="P29" style:family="paragraph" style:parent-style-name="Text_20_body" style:list-style-name="L3">
      <style:paragraph-properties fo:margin-top="0in" fo:margin-bottom="0in" loext:contextual-spacing="false"/>
      <style:text-properties officeooo:rsid="003e9b40" officeooo:paragraph-rsid="003e9b40"/>
    </style:style>
    <style:style style:name="P30" style:family="paragraph" style:parent-style-name="Text_20_body" style:list-style-name="L3">
      <style:paragraph-properties fo:margin-top="0in" fo:margin-bottom="0in" loext:contextual-spacing="false"/>
      <style:text-properties officeooo:rsid="003fec41" officeooo:paragraph-rsid="003fec41"/>
    </style:style>
    <style:style style:name="P31" style:family="paragraph" style:parent-style-name="Text_20_body" style:list-style-name="L1">
      <style:paragraph-properties fo:margin-top="0in" fo:margin-bottom="0in" loext:contextual-spacing="false"/>
      <style:text-properties style:text-underline-style="none" officeooo:rsid="0040e479" officeooo:paragraph-rsid="0040e479"/>
    </style:style>
    <style:style style:name="P32" style:family="paragraph" style:parent-style-name="Text_20_body" style:list-style-name="L1">
      <style:paragraph-properties fo:margin-top="0in" fo:margin-bottom="0in" loext:contextual-spacing="false"/>
      <style:text-properties style:text-underline-style="none" officeooo:rsid="0040e479" officeooo:paragraph-rsid="004373c7"/>
    </style:style>
    <style:style style:name="P33" style:family="paragraph" style:parent-style-name="Text_20_body" style:list-style-name="L1">
      <style:paragraph-properties fo:margin-top="0in" fo:margin-bottom="0in" loext:contextual-spacing="false"/>
      <style:text-properties officeooo:rsid="004373c7" officeooo:paragraph-rsid="004373c7"/>
    </style:style>
    <style:style style:name="P34" style:family="paragraph" style:parent-style-name="Text_20_body">
      <style:paragraph-properties fo:margin-top="0in" fo:margin-bottom="0in" loext:contextual-spacing="false" fo:line-height="100%" style:writing-mode="page"/>
      <style:text-properties officeooo:rsid="003cd230" officeooo:paragraph-rsid="003cd230"/>
    </style:style>
    <style:style style:name="P35" style:family="paragraph" style:parent-style-name="Heading_20_2">
      <style:text-properties officeooo:rsid="00127759" officeooo:paragraph-rsid="00127759"/>
    </style:style>
    <style:style style:name="P36" style:family="paragraph" style:parent-style-name="Heading_20_2">
      <style:text-properties officeooo:rsid="0029e79d" officeooo:paragraph-rsid="0029e79d"/>
    </style:style>
    <style:style style:name="P37" style:family="paragraph" style:parent-style-name="Heading_20_2">
      <style:text-properties officeooo:paragraph-rsid="00254b89"/>
    </style:style>
    <style:style style:name="P38" style:family="paragraph" style:parent-style-name="Heading_20_2">
      <style:paragraph-properties fo:margin-top="0in" fo:margin-bottom="0in" loext:contextual-spacing="false"/>
      <style:text-properties officeooo:rsid="00254b89" officeooo:paragraph-rsid="0029e79d"/>
    </style:style>
    <style:style style:name="P39" style:family="paragraph" style:parent-style-name="Heading_20_2">
      <style:paragraph-properties fo:margin-top="0in" fo:margin-bottom="0in" loext:contextual-spacing="false"/>
      <style:text-properties officeooo:rsid="0029e79d" officeooo:paragraph-rsid="0029e79d"/>
    </style:style>
    <style:style style:name="P40" style:family="paragraph" style:parent-style-name="Heading_20_2">
      <style:paragraph-properties fo:margin-top="0in" fo:margin-bottom="0in" loext:contextual-spacing="false"/>
      <style:text-properties officeooo:rsid="003aeb73" officeooo:paragraph-rsid="003aeb73"/>
    </style:style>
    <style:style style:name="T1" style:family="text">
      <style:text-properties officeooo:rsid="00129498"/>
    </style:style>
    <style:style style:name="T2" style:family="text">
      <style:text-properties officeooo:rsid="001793f1"/>
    </style:style>
    <style:style style:name="T3" style:family="text">
      <style:text-properties officeooo:rsid="001a5a62"/>
    </style:style>
    <style:style style:name="T4" style:family="text">
      <style:text-properties officeooo:rsid="001a5a62" fo:background-color="#ffff00" loext:char-shading-value="0"/>
    </style:style>
    <style:style style:name="T5" style:family="text">
      <style:text-properties officeooo:rsid="001c1bb8" fo:background-color="#ffff00" loext:char-shading-value="0"/>
    </style:style>
    <style:style style:name="T6" style:family="text">
      <style:text-properties fo:background-color="#ffff00" loext:char-shading-value="0"/>
    </style:style>
    <style:style style:name="T7" style:family="text">
      <style:text-properties officeooo:rsid="001cf138" fo:background-color="#ffff00" loext:char-shading-value="0"/>
    </style:style>
    <style:style style:name="T8" style:family="text">
      <style:text-properties officeooo:rsid="00307955" fo:background-color="#ffff00" loext:char-shading-value="0"/>
    </style:style>
    <style:style style:name="T9" style:family="text">
      <style:text-properties officeooo:rsid="003fec41" fo:background-color="#ffff00" loext:char-shading-value="0"/>
    </style:style>
    <style:style style:name="T10" style:family="text">
      <style:text-properties officeooo:rsid="0040e479" fo:background-color="#ffff00" loext:char-shading-value="0"/>
    </style:style>
    <style:style style:name="T11" style:family="text">
      <style:text-properties officeooo:rsid="001cf138"/>
    </style:style>
    <style:style style:name="T12" style:family="text">
      <style:text-properties officeooo:rsid="001dd6f5"/>
    </style:style>
    <style:style style:name="T13" style:family="text">
      <style:text-properties fo:background-color="transparent" loext:char-shading-value="0"/>
    </style:style>
    <style:style style:name="T14" style:family="text">
      <style:text-properties officeooo:rsid="003fec41" fo:background-color="transparent" loext:char-shading-value="0"/>
    </style:style>
    <style:style style:name="T15" style:family="text">
      <style:text-properties officeooo:rsid="00307955" fo:background-color="transparent" loext:char-shading-value="0"/>
    </style:style>
    <style:style style:name="T16" style:family="text">
      <style:text-properties officeooo:rsid="0021156c"/>
    </style:style>
    <style:style style:name="T17" style:family="text">
      <style:text-properties officeooo:rsid="00228a70"/>
    </style:style>
    <style:style style:name="T18" style:family="text">
      <style:text-properties officeooo:rsid="00254b89"/>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307955"/>
    </style:style>
    <style:style style:name="T21" style:family="text">
      <style:text-properties style:text-underline-style="solid" style:text-underline-width="auto" style:text-underline-color="font-color" officeooo:rsid="001905ad"/>
    </style:style>
    <style:style style:name="T22" style:family="text">
      <style:text-properties style:text-underline-style="solid" style:text-underline-width="auto" style:text-underline-color="font-color" officeooo:rsid="0040e479"/>
    </style:style>
    <style:style style:name="T23" style:family="text">
      <style:text-properties style:text-underline-style="solid" style:text-underline-width="auto" style:text-underline-color="font-color" officeooo:rsid="0042ff6c"/>
    </style:style>
    <style:style style:name="T24" style:family="text">
      <style:text-properties officeooo:rsid="0026126f"/>
    </style:style>
    <style:style style:name="T25" style:family="text">
      <style:text-properties officeooo:rsid="00262dff"/>
    </style:style>
    <style:style style:name="T26" style:family="text">
      <style:text-properties officeooo:rsid="0029e79d"/>
    </style:style>
    <style:style style:name="T27" style:family="text">
      <style:text-properties officeooo:rsid="002c2dc0"/>
    </style:style>
    <style:style style:name="T28" style:family="text">
      <style:text-properties officeooo:rsid="002ea9dc"/>
    </style:style>
    <style:style style:name="T29" style:family="text">
      <style:text-properties officeooo:rsid="00307955"/>
    </style:style>
    <style:style style:name="T30" style:family="text">
      <style:text-properties officeooo:rsid="00321d5f"/>
    </style:style>
    <style:style style:name="T31" style:family="text">
      <style:text-properties officeooo:rsid="0034ba24"/>
    </style:style>
    <style:style style:name="T32" style:family="text">
      <style:text-properties officeooo:rsid="0034c77f"/>
    </style:style>
    <style:style style:name="T33" style:family="text">
      <style:text-properties officeooo:rsid="0036fdd4"/>
    </style:style>
    <style:style style:name="T34" style:family="text">
      <style:text-properties officeooo:rsid="0037e178"/>
    </style:style>
    <style:style style:name="T35" style:family="text">
      <style:text-properties officeooo:rsid="00397ad6"/>
    </style:style>
    <style:style style:name="T36" style:family="text">
      <style:text-properties officeooo:rsid="003aeb73"/>
    </style:style>
    <style:style style:name="T37" style:family="text">
      <style:text-properties officeooo:rsid="003cd230"/>
    </style:style>
    <style:style style:name="T38" style:family="text">
      <style:text-properties officeooo:rsid="003d2b1f"/>
    </style:style>
    <style:style style:name="T39" style:family="text">
      <style:text-properties fo:font-weight="normal" style:font-weight-asian="normal" style:font-weight-complex="normal"/>
    </style:style>
    <style:style style:name="T40" style:family="text">
      <style:text-properties fo:font-weight="normal" officeooo:rsid="003d2b1f" style:font-weight-asian="normal" style:font-weight-complex="normal"/>
    </style:style>
    <style:style style:name="T41" style:family="text">
      <style:text-properties officeooo:rsid="0042c747"/>
    </style:style>
    <style:style style:name="T42" style:family="text">
      <style:text-properties officeooo:rsid="0042ff6c"/>
    </style:style>
    <style:style style:name="T43" style:family="text">
      <style:text-properties fo:font-style="italic" style:text-underline-style="solid" style:text-underline-width="auto" style:text-underline-color="font-color" officeooo:rsid="0042ff6c" style:font-style-asian="italic" style:font-style-complex="italic"/>
    </style:style>
    <style:style style:name="T44" style:family="text">
      <style:text-properties fo:font-style="normal" officeooo:rsid="0042ff6c" style:font-style-asian="normal" style:font-style-complex="normal"/>
    </style:style>
    <style:style style:name="T45" style:family="text">
      <style:text-properties fo:font-style="normal" style:text-underline-style="solid" style:text-underline-width="auto" style:text-underline-color="font-color" officeooo:rsid="0042ff6c" style:font-style-asian="normal" style:font-style-complex="normal"/>
    </style:style>
    <style:style style:name="T46" style:family="text">
      <style:text-properties fo:font-style="normal" style:text-underline-style="none" officeooo:rsid="0042ff6c" style:font-style-asian="normal" style:font-style-complex="normal"/>
    </style:style>
    <style:style style:name="T47" style:family="text">
      <style:text-properties officeooo:rsid="004373c7"/>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ctionary Encoding Based on CSS and XML/HTML Parsers</text:p>
      <text:h text:style-name="P36" text:outline-level="2" text:is-list-header="true">Abstract</text:h>
      <text:p text:style-name="P3">Ke</text:p>
      <text:p text:style-name="P3">Key words:</text:p>
      <text:h text:style-name="P37" text:outline-level="2"><text:span text:style-name="T18">Source File and Its Structure</text:span></text:h>
      <text:p text:style-name="P2">The source file has been obtained as a result of pdf-to-doc-to-odt-to-xhtml conversion. Resulting xhtml file preserved almost all typographic features except correct column rendering (two columns <text:span text:style-name="T24">are </text:span>rendered vertically slightly shifted relating to each other). <text:span text:style-name="T27">The reason of the conversion is to perform annotation on the text source level using OHCO model, not as we did previously in WYSIWYG editors. <text:s/></text:span>Source file allows for css and xhtml parsing <text:span text:style-name="T27">which is based on the following tag hierarchy:</text:span></text:p>
      <text:p text:style-name="P5">Listing 1. <text:span text:style-name="T40">Object hierarchy of the source file</text:span></text:p>
      <text:p text:style-name="P34">&lt;html&gt;</text:p>
      <text:p text:style-name="P34"><text:tab/>&lt;head&gt;</text:p>
      <text:p text:style-name="P34"><text:tab/>&lt;! - - … - - &gt;</text:p>
      <text:p text:style-name="P34"><text:tab/>&lt;body&gt;</text:p>
      <text:p text:style-name="P34"><text:tab/><text:tab/>&lt;div&gt;</text:p>
      <text:p text:style-name="P34"><text:tab/><text:tab/><text:tab/>&lt;p&gt;+</text:p>
      <text:p text:style-name="P34"><text:tab/><text:tab/><text:tab/><text:tab/>&lt;span&gt;text&lt;/&gt;<text:span text:style-name="T38">+</text:span></text:p>
      <text:p text:style-name="P34"><text:tab/><text:tab/><text:tab/>&lt;div&gt;<text:span text:style-name="T38">+</text:span></text:p>
      <text:p text:style-name="P34"><text:tab/><text:tab/><text:tab/><text:tab/>&lt;p&gt;<text:span text:style-name="T38">+</text:span></text:p>
      <text:p text:style-name="P34"><text:tab/><text:tab/><text:tab/><text:tab/><text:tab/>&lt;span&gt;text&lt;/&gt;<text:span text:style-name="T38">+</text:span></text:p>
      <text:p text:style-name="P34"><text:tab/></text:p>
      <text:p text:style-name="P4"/>
      <text:h text:style-name="P35" text:outline-level="2"><text:span text:style-name="T25">Interpretation of Text Features</text:span></text:h>
      <text:p text:style-name="P1">Lexicographic structure of the dictionary is presented by means of typography (font features, layout) and syntax (predefined <text:span text:style-name="T27">indicators and </text:span>punctuation). <text:span text:style-name="T1">Here below we provide some interpretation rules for them in [key feature/text]: [interpretation] format:</text:span></text:p>
      <text:p text:style-name="P6">Listing 2. <text:span text:style-name="T39">Dictionary interpretation rules</text:span></text:p>
      <text:list xml:id="list628831913204764475" text:style-name="L1">
        <text:list-item>
          <text:p text:style-name="P17">Font <text:span text:style-name="T16">Features</text:span></text:p>
          <text:list>
            <text:list-item>
              <text:p text:style-name="P8"><text:span text:style-name="T31">[</text:span>bold <text:span text:style-name="T41">text]</text:span>: <text:span text:style-name="T31">[if this text is (3.1.) or (3.2.) or (4.1) following interpretations are false]/[this text is in </text:span>Turkish<text:span text:style-name="T31">]/[this text has Turkish Latin encoding]/[this text constitutes form element]</text:span></text:p>
            </text:list-item>
            <text:list-item>
              <text:p text:style-name="P7"><text:span text:style-name="T32">[non-bold text]:</text:span> <text:span text:style-name="T32">[text in </text:span>Kyrgyz<text:span text:style-name="T32">]/[text in Kyrgyz Cyrillic encoding]|[“white</text:span>” <text:span text:style-name="T28">matter]/[sense matter] | [see Predefined Indicators] </text:span></text:p>
            </text:list-item>
            <text:list-item>
              <text:p text:style-name="P9"><text:soft-page-break/><text:span text:style-name="T32">[</text:span>non-bold italic <text:span text:style-name="T47">text]</text:span>: <text:span text:style-name="T28">[this text is <text:s/>Predefined Indicators]</text:span></text:p>
            </text:list-item>
          </text:list>
        </text:list-item>
        <text:list-item>
          <text:p text:style-name="P18">Layout Feature<text:span text:style-name="T26">s</text:span></text:p>
          <text:list>
            <text:list-item>
              <text:p text:style-name="P11"><text:span text:style-name="T33">[</text:span>indented line<text:span text:style-name="T33">]</text:span>: <text:span text:style-name="T33">[entry beginning(anomalies may be present as a result of file format conversions, not reliable feature for parsing)]</text:span></text:p>
            </text:list-item>
          </text:list>
        </text:list-item>
        <text:list-item>
          <text:p text:style-name="P21"><text:span text:style-name="T19">Pre</text:span><text:span text:style-name="T22">ceding</text:span><text:span text:style-name="T19"> Indicators/</text:span><text:span text:style-name="T22">Punctuation</text:span></text:p>
          <text:list>
            <text:list-item>
              <text:p text:style-name="P16"><text:span text:style-name="T33">[</text:span><text:span text:style-name="T13">Arabic digit </text:span><text:span text:style-name="T15">followed by</text:span><text:span text:style-name="T13"> dot</text:span><text:span text:style-name="T33">]</text:span>: <text:span text:style-name="T33">[entry </text:span>sense <text:span text:style-name="T29">number]|[start of the Nth entry sense]</text:span></text:p>
            </text:list-item>
            <text:list-item>
              <text:p text:style-name="P16"><text:span text:style-name="T33">[</text:span><text:span text:style-name="T6">Arabic digit</text:span><text:span text:style-name="T9">s</text:span><text:span text:style-name="T6"> </text:span><text:span text:style-name="T8">followed by </text:span><text:span text:style-name="T6">closing parenthesis</text:span><text:span text:style-name="T33">]</text:span>: <text:span text:style-name="T33">[</text:span>example <text:span text:style-name="T30">(of phraseologism)</text:span> sense <text:span text:style-name="T30">number]|[start of the Nth example sense]</text:span></text:p>
            </text:list-item>
            <text:list-item>
              <text:p text:style-name="P15"><text:span text:style-name="T34">[</text:span><text:span text:style-name="T10">predefined list of labels</text:span><text:span text:style-name="T34">]:[Scientific Domain]|[start of the sense construction]</text:span></text:p>
            </text:list-item>
            <text:list-item>
              <text:p text:style-name="P23">[<text:span text:style-name="T6">list</text:span>]:[Reference to another entry]<text:span text:style-name="T35">|[start of the reference construction]</text:span></text:p>
            </text:list-item>
            <text:list-item>
              <text:p text:style-name="P23">[<text:span text:style-name="T6">list</text:span>]:[taken from this language]</text:p>
            </text:list-item>
          </text:list>
        </text:list-item>
        <text:list-item>
          <text:p text:style-name="P22"><text:span text:style-name="T22">Following Indicators/</text:span><text:span text:style-name="T19"> </text:span><text:span text:style-name="T20">Punctuation</text:span></text:p>
          <text:list>
            <text:list-item>
              <text:p text:style-name="P32"><text:span text:style-name="T20">[</text:span><text:span text:style-name="T45">Rome Digit</text:span><text:span text:style-name="T20">]: </text:span><text:span text:style-name="T23">[Homograph]</text:span></text:p>
            </text:list-item>
          </text:list>
        </text:list-item>
        <text:list-item>
          <text:p text:style-name="P33"><text:span text:style-name="T20">E</text:span><text:span text:style-name="T19">mbracing Indicators/Puncuation</text:span></text:p>
          <text:list>
            <text:list-item>
              <text:p text:style-name="P31"/>
              <text:list>
                <text:list-item>
                  <text:p text:style-name="P15"><text:span text:style-name="T33"><text:s/>international Latin names of flora&amp;fauna </text:span></text:p>
                </text:list-item>
                <text:list-item>
                  <text:p text:style-name="P15"><text:span text:style-name="T33">predefined indicators of domain etc; </text:span></text:p>
                  <text:list>
                    <text:list-item>
                      <text:p text:style-name="P10"><text:span text:style-name="T21">3) author’s clarifications.</text:span></text:p>
                    </text:list-item>
                  </text:list>
                </text:list-item>
              </text:list>
            </text:list-item>
          </text:list>
        </text:list-item>
      </text:list>
      <text:h text:style-name="Heading_20_2" text:outline-level="2"><text:span text:style-name="T36">Target </text:span>Structure <text:span text:style-name="T24">of the Dictionary</text:span></text:h>
      <text:p text:style-name="P13">Examples are sub parts of entries and have similar structure, i.e. form and definition <text:span text:style-name="T11">areas</text:span>. <text:span text:style-name="T3">Even though both of this form types may be identified relying on the content peculiarities or layout. </text:span><text:span text:style-name="T4">For example, lemma-inflection_information delimiters</text:span><text:span text:style-name="T7">(</text:span><text:span text:style-name="T4">‘:’ and ‘, </text:span><text:span text:style-name="T5">-</text:span><text:span text:style-name="T4">’ ) </text:span><text:span text:style-name="T5">occur only in entry form;</text:span><text:span text:style-name="T4"> </text:span><text:span text:style-name="T5">or </text:span><text:span text:style-name="T4">lemma placeholder (‘~’) </text:span><text:span text:style-name="T5">cannot be encountered inside the entry form without ‘:’</text:span><text:span text:style-name="T4"> </text:span><text:span text:style-name="T5">etc.</text:span></text:p>
      <text:p text:style-name="P14">Definition <text:span text:style-name="T12">area of an entry contains one or more sense items (enumeration omitted if single sense) where item allowed to contain one example related to that particular sense. After this follows optional example(s) relating to the headword in general. These exa</text:span></text:p>
      <text:list xml:id="list10232447333272" text:continue-numbering="true" text:style-name="L1">
        <text:list-item>
          <text:p text:style-name="P19">Relative Position</text:p>
          <text:list>
            <text:list-item>
              <text:p text:style-name="P12">“<text:span text:style-name="T11">black</text:span>” <text:span text:style-name="T11">part</text:span> <text:span text:style-name="T17">may occur</text:span></text:p>
              <text:list>
                <text:list-item>
                  <text:p text:style-name="P12">in the beginning of the dictionary entry: entry’<text:span text:style-name="T11">s</text:span> form <text:span text:style-name="T16">element</text:span> </text:p>
                </text:list-item>
                <text:list-item>
                  <text:p text:style-name="P12">in the beginning of the example <text:span text:style-name="T18">entry</text:span>: example’<text:span text:style-name="T11">s form</text:span> <text:span text:style-name="T16">element</text:span> </text:p>
                </text:list-item>
              </text:list>
            </text:list-item>
          </text:list>
        </text:list-item>
      </text:list>
      <text:h text:style-name="P40" text:outline-level="2">Parsing Workflow</text:h>
      <text:list xml:id="list5074990031139647194" text:style-name="L3">
        <text:list-item>
          <text:p text:style-name="P27"><text:span text:style-name="T36">Retrieve lexical data from the source file:</text:span></text:p>
          <text:list>
            <text:list-header>
              <text:p text:style-name="P28"><text:span text:style-name="T36">Defined tokens: [second level div elements (see Section 1., Listing 1.)]</text:span></text:p>
              <text:p text:style-name="P26">Key tokens: <text:span text:style-name="T37">[div elements with the largest content]=[page body elements]</text:span></text:p>
              <text:p text:style-name="P30">Instruction: [Retrieve all key tokens content]=[lexical data]</text:p>
            </text:list-header>
          </text:list>
        </text:list-item>
        <text:list-item>
          <text:p text:style-name="P29">Markup dictionary entries</text:p>
          <text:list>
            <text:list-header>
              <text:p text:style-name="P27"><text:span text:style-name="T36">Defined tokens: [see Section 2, Listing 2., point 1.1.]</text:span></text:p>
              <text:p text:style-name="P25">Key tokens: <text:span text:style-name="T37">[those lacking ‘~’ character]=[not entry headword forms]</text:span></text:p>
              <text:p text:style-name="P30">Comment: []</text:p>
            </text:list-header>
          </text:list>
        </text:list-item>
      </text:list>
      <text:p text:style-name="P24"/>
      <text:h text:style-name="P38" text:outline-level="2"><text:span text:style-name="T24">Structure According to TEI P5</text:span></text:h>
      <text:p text:style-name="P20">Lzjk</text:p>
      <text:h text:style-name="P39" text:outline-level="2"><text:soft-page-break/>XHTML to TEI P5 Mapp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6:31:58.792156309</meta:creation-date>
    <dc:date>2017-07-12T01:02:31.158515691</dc:date>
    <meta:editing-duration>PT1H43M46S</meta:editing-duration>
    <meta:editing-cycles>21</meta:editing-cycles>
    <meta:generator>LibreOffice/5.2.3.3$Linux_x86 LibreOffice_project/d54a8868f08a7b39642414cf2c8ef2f228f780cf</meta:generator>
    <meta:document-statistic meta:table-count="0" meta:image-count="0" meta:object-count="0" meta:page-count="3" meta:paragraph-count="59" meta:word-count="540" meta:character-count="3670" meta:non-whitespace-character-count="3161"/>
  </office:meta>
</office:document-meta>
</file>